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Standard">
      <style:text-properties officeooo:rsid="000ed385" officeooo:paragraph-rsid="000ed385"/>
    </style:style>
    <style:style style:name="P3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4" style:family="paragraph" style:parent-style-name="Table_20_Contents">
      <style:paragraph-properties fo:text-align="start" style:justify-single-word="false"/>
      <style:text-properties officeooo:rsid="000c2e18" officeooo:paragraph-rsid="000ed385"/>
    </style:style>
    <style:style style:name="P5" style:family="paragraph" style:parent-style-name="Table_20_Contents">
      <style:paragraph-properties fo:text-align="start" style:justify-single-word="false"/>
      <style:text-properties fo:color="#000000" style:text-underline-style="none" officeooo:rsid="00125cb7" officeooo:paragraph-rsid="00125cb7" fo:background-color="#ffffff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officeooo:rsid="000ed385"/>
    </style:style>
    <style:style style:name="T10" style:family="text">
      <style:text-properties officeooo:rsid="0012e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idades de documentos <text:span text:style-name="T10">Medicina Veterinária</text:span>:</text:p>
      <text:p text:style-name="P1"/>
      <text:p text:style-name="P2">Abono de família:</text:p>
      <text:p text:style-name="P4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</text:span><text:span text:style-name="T6">Abono de Família</text:span><text:span text:style-name="T1">.</text:span></text:p>
      <text:p text:style-name="P1"/>
      <text:p text:style-name="P1">Prestações familiares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Prestações Familiares.</text:span></text:p>
      <text:p text:style-name="P1"/>
      <text:p text:style-name="P1">IRS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efeitos de IRS.</text:span></text:p>
      <text:p text:style-name="P1"/>
      <text:p text:style-name="P1">ADSE/<text:span text:style-name="T9">ADM/SAD/SSMJ</text:span>:</text:p>
      <text:p text:style-name="P4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7">ADSE/</text:span><text:span text:style-name="T6">ADM/SAD/SSMJ</text:span><text:span text:style-name="T1">.</text:span></text:p>
      <text:p text:style-name="P1"/>
      <text:p text:style-name="P1">Segurança Social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efeitos de Segurança Social.</text:span></text:p>
      <text:p text:style-name="P1"/>
      <text:p text:style-name="P1">Fins Militares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fins militares.</text:span></text:p>
      <text:p text:style-name="P1"/>
      <text:p text:style-name="P2">Sub23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6">acesso ao passe «sub23@superiortp»</text:span><text:span text:style-name="T1">.</text:span></text:p>
      <text:p text:style-name="P1"/>
      <text:p text:style-name="P1">Bolsas de estudo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5">pedido de</text:span><text:span text:style-name="T1"> bolsa de estudo.</text:span></text:p>
      <text:p text:style-name="P1"/>
      <text:p text:style-name="P1">Fins Profissionais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fins profissionais.</text:span></text:p>
      <text:p text:style-name="P1"/>
      <text:p text:style-name="P1">PPRE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8">efeitos</text:span><text:span text:style-name="T1"> de Plano de Poupança Reforma/Educação.</text:span></text:p>
      <text:p text:style-name="P3"/>
      <text:p text:style-name="P5">Seguro Escolar:</text:p>
      <text:p text:style-name="P5">Declara-se que o aluno se encontra abrangido pelo seguro escolar, através da apólice n.º XXXXXX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7-17T13:02:35.101517471</dc:date>
    <meta:editing-duration>PT23M4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42" meta:character-count="1045" meta:non-whitespace-character-count="926"/>
  </office:meta>
</office:document-meta>
</file>